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24pt" fo:font-weight="bold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Prolog 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1.2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10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56cm" svg:y="13.597cm">
          <text:p text:style-name="P3">isCharacter ?</text:p>
          <text:p text:style-name="P3">addCharToBuffer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5.377cm" svg:y="14.516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svg:x1="7.866cm" svg:y1="14.516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-0.175cm" svg:x1="12.756cm" svg:y1="14.213cm" svg:x2="10.356cm" svg:y2="15.125cm" draw:start-shape="id10" draw:start-glue-point="5" draw:end-shape="id9" draw:end-glue-point="1">
          <text:p text:style-name="P3"/>
        </draw:connector>
        <draw:custom-shape draw:style-name="condition" draw:id="id11" draw:layer="layout" svg:width="6.647cm" svg:height="2.207cm" svg:x="12.609cm" svg:y="15.028cm">
          <text:p text:style-name="P3">isAnyChar ?</text:p>
          <text:p text:style-name="P3">reportError( Invalid character after &gt; )</text:p>
          <text:p text:style-name="P3">addCharToBuffer</text:p>
          <text:p text:style-name="P3">pushState( begin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-0.101cm" svg:x1="12.609cm" svg:y1="16.131cm" svg:x2="10.356cm" svg:y2="15.125cm" draw:start-shape="id11" draw:start-glue-point="5" draw:end-shape="id9" draw:end-glue-point="1">
          <text:p text:style-name="P3"/>
        </draw:connector>
        <draw:custom-shape draw:style-name="state" draw:id="id13" draw:layer="layout" svg:width="5.5cm" svg:height="7.055cm" svg:x="21.786cm" svg:y="8.68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786cm" svg:y2="12.207cm" draw:start-shape="id12" draw:start-glue-point="7" draw:end-shape="id13" draw:end-glue-point="5">
          <text:p text:style-name="P3"/>
        </draw:connector>
        <draw:custom-shape draw:style-name="condition" draw:id="id14" draw:layer="layout" svg:width="4.634cm" svg:height="1.308cm" svg:x="22.317cm" svg:y="10.006cm">
          <text:p text:style-name="P3">equal( - ) ?</text:p>
          <text:p text:style-name="P5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svg:x1="26.951cm" svg:y1="10.659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634cm" svg:height="1.308cm" svg:x="22.199cm" svg:y="11.601cm">
          <text:p text:style-name="P3">equal( D ) ?</text:p>
          <text:p text:style-name="P3">addCharToBuffer</text:p>
          <text:p text:style-name="P5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54cm" svg:x1="26.833cm" svg:y1="12.254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ustom-shape draw:style-name="condition" draw:id="id18" draw:layer="layout" svg:width="4.5cm" svg:height="1.921cm" svg:x="22.347cm" svg:y="13.314cm">
          <text:p text:style-name="P3">isAnyChar ?</text:p>
          <text:p text:style-name="P3">reportError</text:p>
          <text:p text:style-name="P3">addCharToBuffer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4.708cm 2.35cm" svg:x1="22.347cm" svg:y1="14.274cm" svg:x2="7.866cm" svg:y2="15.735cm" draw:start-shape="id18" draw:start-glue-point="5" draw:end-shape="id9" draw:end-glue-point="2">
          <text:p text:style-name="P3"/>
        </draw:connector>
      </draw:page>
      <draw:page draw:name="page2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5.5cm" svg:height="6.5cm" svg:x="3.73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19" draw:layer="layout" svg:width="4.768cm" svg:height="1.83cm" svg:x="4.237cm" svg:y="4.643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20" draw:layer="layout" svg:width="1.5cm" svg:height="1.5cm" svg:x="4.729cm" svg:y="13.71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0.802cm" svg:x1="4.237cm" svg:y1="5.557cm" svg:x2="4.729cm" svg:y2="14.467cm" draw:start-shape="id19" draw:start-glue-point="5" draw:end-shape="id20" draw:end-glue-point="6">
          <text:p text:style-name="P3"/>
        </draw:connector>
        <draw:custom-shape draw:style-name="state" draw:id="id22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1" draw:layer="layout" svg:width="4.634cm" svg:height="0.699cm" svg:x="4.279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153cm" svg:x2="11.602cm" svg:y2="5.464cm" draw:start-shape="id21" draw:start-glue-point="7" draw:end-shape="id22">
          <text:p text:style-name="P3"/>
        </draw:connector>
        <draw:custom-shape draw:style-name="condition" draw:id="id23" draw:layer="layout" svg:width="4.634cm" svg:height="1.415cm" svg:x="4.272cm" svg:y="7.92cm">
          <text:p text:style-name="P3">isAnyChar ?</text:p>
          <text:p text:style-name="P3">reportErr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8cm" svg:x1="8.906cm" svg:y1="8.627cm" svg:x2="11.602cm" svg:y2="5.463cm" draw:start-shape="id23" draw:start-glue-point="7" draw:end-shape="id22" draw:end-glue-point="5">
          <text:p text:style-name="P3"/>
        </draw:connector>
        <draw:custom-shape draw:style-name="state" draw:id="id25" draw:layer="layout" svg:width="5.5cm" svg:height="6.9cm" svg:x="20.435cm" svg:y="5.535cm">
          <text:p text:style-name="P3">firstDas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4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3.184cm" svg:y2="5.535cm" draw:start-shape="id24" draw:start-glue-point="7" draw:end-shape="id25" draw:end-glue-point="4">
          <text:p text:style-name="P3"/>
        </draw:connector>
        <draw:custom-shape draw:style-name="condition" draw:id="id26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6" draw:start-glue-point="7" draw:end-shape="id22" draw:end-glue-point="7">
          <text:p text:style-name="P3"/>
        </draw:connector>
        <draw:custom-shape draw:style-name="state" draw:id="id28" draw:layer="layout" svg:width="5.5cm" svg:height="7.5cm" svg:x="13.135cm" svg:y="11.135cm">
          <text:p text:style-name="P3">secondDas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7" draw:layer="layout" svg:width="4.634cm" svg:height="0.699cm" svg:x="20.89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5.524cm" svg:y1="7.3cm" svg:x2="18.635cm" svg:y2="14.885cm" draw:start-shape="id27" draw:start-glue-point="7" draw:end-shape="id28">
          <text:p text:style-name="P3"/>
        </draw:connector>
        <draw:custom-shape draw:style-name="condition" draw:id="id29" draw:layer="layout" svg:width="4.634cm" svg:height="2.008cm" svg:x="20.956cm" svg:y="9.927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956cm" svg:y1="10.93cm" svg:x2="14.351cm" svg:y2="7.735cm" draw:start-shape="id29" draw:start-glue-point="5" draw:end-shape="id22" draw:end-glue-point="6">
          <text:p text:style-name="P3"/>
        </draw:connector>
        <draw:custom-shape draw:style-name="condition" draw:id="id30" draw:layer="layout" svg:width="4.634cm" svg:height="1.5cm" svg:x="21.01cm" svg:y="8.035cm">
          <text:p text:style-name="P3">equal( &gt; ) ?</text:p>
          <text:p text:style-name="P3">reportWarning</text:p>
          <text:p text:style-name="P3">addStringToBuffer( -&gt;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01cm" svg:y1="8.784cm" svg:x2="14.351cm" svg:y2="7.735cm" draw:start-shape="id30" draw:start-glue-point="5" draw:end-shape="id22" draw:end-glue-point="6">
          <text:p text:style-name="P3"/>
        </draw:connector>
        <draw:custom-shape draw:style-name="condition" draw:id="id31" draw:layer="layout" svg:width="4.634cm" svg:height="1.5cm" svg:x="13.659cm" svg:y="12.715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3.659cm" svg:y1="13.464cm" svg:x2="6.229cm" svg:y2="14.467cm" draw:start-shape="id31" draw:start-glue-point="5" draw:end-shape="id20" draw:end-glue-point="10">
          <text:p text:style-name="P3"/>
        </draw:connector>
        <draw:custom-shape draw:style-name="condition" draw:id="id32" draw:layer="layout" svg:width="4.634cm" svg:height="1.415cm" svg:x="13.635cm" svg:y="16.836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773cm -2.599cm" svg:x1="13.635cm" svg:y1="17.543cm" svg:x2="14.351cm" svg:y2="7.735cm" draw:start-shape="id32" draw:start-glue-point="5" draw:end-shape="id22" draw:end-glue-point="6">
          <text:p text:style-name="P3"/>
        </draw:connector>
        <draw:custom-shape draw:style-name="condition" draw:id="id33" draw:layer="layout" svg:width="4.634cm" svg:height="1.5cm" svg:x="13.543cm" svg:y="14.864cm">
          <text:p text:style-name="P3">equal( - ) ?</text:p>
          <text:p text:style-name="P3">addCharToBuffer</text:p>
          <text:p text:style-name="P3">reportWarnin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1cm" svg:x1="18.177cm" svg:y1="15.613cm" svg:x2="18.635cm" svg:y2="14.884cm" draw:start-shape="id33" draw:start-glue-point="7" draw:end-shape="id28" draw:end-glue-point="7">
          <text:p text:style-name="P3"/>
        </draw:connector>
      </draw:page>
      <draw:page draw:name="page3" draw:style-name="dp1" draw:master-page-name="Standard">
        <office:forms form:automatic-focus="false" form:apply-design-mode="false"/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39" draw:layer="layout" svg:width="5.5cm" svg:height="7cm" svg:x="11.735cm" svg:y="8.23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4" draw:layer="layout" svg:width="4.634cm" svg:height="0.699cm" svg:x="12.279cm" svg:y="9.605cm">
          <text:p text:style-name="P3">equal( &amp;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35" draw:layer="layout" svg:width="4.979cm" svg:height="1.219cm" svg:x="19.07cm" svg:y="7.163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913cm" svg:y1="9.954cm" svg:x2="21.559cm" svg:y2="8.382cm" draw:start-shape="id34" draw:start-glue-point="7" draw:end-shape="id35" draw:end-glue-point="2">
          <text:p text:style-name="P3"/>
        </draw:connector>
        <draw:custom-shape draw:style-name="condition" draw:id="id36" draw:layer="layout" svg:width="4.634cm" svg:height="1.882cm" svg:x="12.342cm" svg:y="10.653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7" draw:layer="layout" svg:width="1.5cm" svg:height="1.5cm" svg:x="6.803cm" svg:y="10.96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2.342cm" svg:y1="11.593cm" svg:x2="8.303cm" svg:y2="11.712cm" draw:start-shape="id36" draw:start-glue-point="5" draw:end-shape="id37">
          <text:p text:style-name="P3"/>
        </draw:connector>
        <draw:custom-shape draw:style-name="condition" draw:id="id38" draw:layer="layout" svg:width="4.634cm" svg:height="1.415cm" svg:x="12.355cm" svg:y="13.027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734cm" svg:x2="17.235cm" svg:y2="11.734cm" draw:start-shape="id38" draw:start-glue-point="7" draw:end-shape="id39" draw:end-glue-point="7">
          <text:p text:style-name="P3"/>
        </draw:connector>
        <draw:connector draw:style-name="gr3" draw:text-style-name="P4" draw:layer="layout" draw:type="curve" draw:line-skew="-1.127cm" svg:x1="21.559cm" svg:y1="7.163cm" svg:x2="14.484cm" svg:y2="8.235cm" draw:start-shape="id35" draw:start-glue-point="0" draw:end-shape="id39" draw:end-glue-point="4">
          <text:p text:style-name="P3"/>
        </draw:connector>
      </draw:page>
      <draw:page draw:name="page4" draw:style-name="dp1" draw:master-page-name="Standard">
        <office:forms form:automatic-focus="false" form:apply-design-mode="false"/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44" draw:layer="layout" svg:width="6.436cm" svg:height="9.466cm" svg:x="12.135cm" svg:y="5.669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41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0" draw:layer="layout" svg:width="5.656cm" svg:height="1.029cm" svg:x="12.479cm" svg:y="7.006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79cm" svg:y1="7.52cm" svg:x2="5.878cm" svg:y2="8.738cm" draw:start-shape="id40" draw:start-glue-point="5" draw:end-shape="id41" draw:end-glue-point="10">
          <text:p text:style-name="P3"/>
        </draw:connector>
        <draw:custom-shape draw:style-name="submachine" draw:id="id43" draw:layer="layout" svg:width="4.979cm" svg:height="1.219cm" svg:x="20.103cm" svg:y="6.087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id="id42" draw:layer="layout" svg:width="5.621cm" svg:height="2.103cm" svg:x="12.514cm" svg:y="8.432cm">
          <text:p text:style-name="P3">equal( &amp;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8.135cm" svg:y1="9.483cm" svg:x2="22.592cm" svg:y2="7.306cm" draw:start-shape="id42" draw:start-glue-point="7" draw:end-shape="id43" draw:end-glue-point="2">
          <text:p text:style-name="P3"/>
        </draw:connector>
        <draw:connector draw:style-name="gr3" draw:text-style-name="P4" draw:layer="layout" draw:type="curve" svg:x1="22.592cm" svg:y1="6.087cm" svg:x2="15.353cm" svg:y2="5.669cm" draw:start-shape="id43" draw:start-glue-point="0" draw:end-shape="id44">
          <text:p text:style-name="P3"/>
        </draw:connector>
        <draw:custom-shape draw:style-name="condition" draw:id="id45" draw:layer="layout" svg:width="5.5cm" svg:height="2.203cm" svg:x="12.635cm" svg:y="10.932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46" draw:layer="layout" svg:width="4.979cm" svg:height="1.219cm" svg:x="20.276cm" svg:y="10.972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35cm" svg:y1="12.033cm" svg:x2="20.276cm" svg:y2="11.581cm" draw:start-shape="id45" draw:start-glue-point="7" draw:end-shape="id46" draw:end-glue-point="3">
          <text:p text:style-name="P3"/>
        </draw:connector>
        <draw:connector draw:style-name="gr3" draw:text-style-name="P4" draw:layer="layout" draw:type="curve" svg:x1="22.765cm" svg:y1="10.972cm" svg:x2="18.571cm" svg:y2="10.401cm" draw:start-shape="id46" draw:start-glue-point="0" draw:end-shape="id44" draw:end-glue-point="7">
          <text:p text:style-name="P3"/>
        </draw:connector>
        <draw:custom-shape draw:style-name="condition" draw:id="id47" draw:layer="layout" svg:width="5.613cm" svg:height="1.415cm" svg:x="12.522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522cm" svg:y1="14.028cm" svg:x2="12.135cm" svg:y2="10.401cm" draw:start-shape="id47" draw:start-glue-point="5" draw:end-shape="id44" draw:end-glue-point="5">
          <text:p text:style-name="P3"/>
        </draw:connector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52" draw:layer="layout" svg:width="7.5cm" svg:height="9.466cm" svg:x="11.635cm" svg:y="5.669cm">
          <text:p text:style-name="P6">startSingle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49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48" draw:layer="layout" svg:width="5.656cm" svg:height="1.029cm" svg:x="12.479cm" svg:y="7.006cm">
          <text:p text:style-name="P7">equal( ' ) ?</text:p>
          <text:p text:style-name="P7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79cm" svg:y1="7.52cm" svg:x2="5.878cm" svg:y2="8.738cm" draw:start-shape="id48" draw:start-glue-point="5" draw:end-shape="id49" draw:end-glue-point="10">
          <text:p text:style-name="P3"/>
        </draw:connector>
        <draw:custom-shape draw:style-name="submachine" draw:text-style-name="P6" draw:id="id51" draw:layer="layout" svg:width="4.979cm" svg:height="1.219cm" svg:x="20.103cm" svg:y="6.087cm">
          <text:p text:style-name="P6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50" draw:layer="layout" svg:width="6.5cm" svg:height="2.103cm" svg:x="12.135cm" svg:y="8.432cm">
          <text:p text:style-name="P7">equal( &amp; ) ?</text:p>
          <text:p text:style-name="P7">addCharToBuffer</text:p>
          <text:p text:style-name="P7">pushState( startSingleQuotedString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8.633cm" svg:y1="9.483cm" svg:x2="22.592cm" svg:y2="7.306cm" draw:start-shape="id50" draw:start-glue-point="7" draw:end-shape="id51" draw:end-glue-point="2">
          <text:p text:style-name="P3"/>
        </draw:connector>
        <draw:connector draw:style-name="gr3" draw:text-style-name="P4" draw:layer="layout" draw:type="curve" svg:x1="22.592cm" svg:y1="6.087cm" svg:x2="15.385cm" svg:y2="5.669cm" draw:start-shape="id51" draw:start-glue-point="0" draw:end-shape="id52">
          <text:p text:style-name="P3"/>
        </draw:connector>
        <draw:custom-shape draw:style-name="condition" draw:text-style-name="P7" draw:id="id53" draw:layer="layout" svg:width="6.5cm" svg:height="2.203cm" svg:x="12.135cm" svg:y="10.932cm">
          <text:p text:style-name="P7">equal( \ ) ?</text:p>
          <text:p text:style-name="P7">addCharToBuffer</text:p>
          <text:p text:style-name="P7">pushState( startSingleQuotedString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text-style-name="P6" draw:id="id54" draw:layer="layout" svg:width="4.979cm" svg:height="1.219cm" svg:x="20.276cm" svg:y="10.972cm">
          <text:p text:style-name="P6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633cm" svg:y1="12.033cm" svg:x2="20.276cm" svg:y2="11.581cm" draw:start-shape="id53" draw:start-glue-point="7" draw:end-shape="id54" draw:end-glue-point="3">
          <text:p text:style-name="P3"/>
        </draw:connector>
        <draw:connector draw:style-name="gr3" draw:text-style-name="P4" draw:layer="layout" draw:type="curve" svg:x1="22.765cm" svg:y1="10.972cm" svg:x2="19.135cm" svg:y2="10.401cm" draw:start-shape="id54" draw:start-glue-point="0" draw:end-shape="id52" draw:end-glue-point="7">
          <text:p text:style-name="P3"/>
        </draw:connector>
        <draw:custom-shape draw:style-name="condition" draw:text-style-name="P7" draw:id="id55" draw:layer="layout" svg:width="5.613cm" svg:height="1.415cm" svg:x="12.522cm" svg:y="13.321cm">
          <text:p text:style-name="P7">isAnyChar ?</text:p>
          <text:p text:style-name="P7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522cm" svg:y1="14.028cm" svg:x2="11.635cm" svg:y2="10.401cm" draw:start-shape="id55" draw:start-glue-point="5" draw:end-shape="id52" draw:end-glue-point="5">
          <text:p text:style-name="P3"/>
        </draw:connector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6">slash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7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6" draw:layer="layout" svg:width="5.613cm" svg:height="1.415cm" svg:x="12.522cm" svg:y="7.421cm">
          <text:p text:style-name="P7">isAnyChar ?</text:p>
          <text:p text:style-name="P7">addCharToBuffer</text:p>
          <text:p text:style-name="P7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56" draw:start-glue-point="5" draw:end-shape="id57" draw:end-glue-point="10">
          <text:p text:style-name="P3"/>
        </draw:connector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8.5cm" svg:height="1.5cm" svg:x="0.635cm" svg:y="0.635cm">
          <draw:text-box>
            <text:p text:style-name="P1"><text:span text:style-name="T1">Element Parser</text:span></text:p>
          </draw:text-box>
        </draw:frame>
        <draw:custom-shape draw:style-name="state" draw:text-style-name="P6" draw:id="id59" draw:layer="layout" svg:width="6.019cm" svg:height="6.889cm" svg:x="1.616cm" svg:y="2.146cm">
          <text:p text:style-name="P6">startEl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63" draw:layer="layout" svg:width="1.5cm" svg:height="1.5cm" svg:x="16.663cm" svg:y="4.06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60" draw:layer="layout" svg:width="4.992cm" svg:height="0.863cm" svg:x="2.143cm" svg:y="3.372cm">
          <text:p text:style-name="P7">equal( &gt;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4" draw:layer="layout" svg:width="4.957cm" svg:height="0.737cm" svg:x="2.178cm" svg:y="4.598cm">
          <text:p text:style-name="P7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58" draw:layer="layout" svg:width="4.836cm" svg:height="1.437cm" svg:x="2.299cm" svg:y="5.598cm">
          <text:p text:style-name="P7">equal( : ) ?</text:p>
          <text:p text:style-name="P7">rememberNameSpac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6" draw:layer="layout" svg:width="4.949cm" svg:height="1.415cm" svg:x="2.186cm" svg:y="7.287cm">
          <text:p text:style-name="P7">isAnyChar ?</text:p>
          <text:p text:style-name="P7">addToTagNam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135cm" svg:y1="6.316cm" svg:x2="7.635cm" svg:y2="5.59cm" draw:start-shape="id58" draw:start-glue-point="7" draw:end-shape="id59" draw:end-glue-point="7">
          <text:p text:style-name="P3"/>
        </draw:connector>
        <draw:custom-shape draw:style-name="state" draw:text-style-name="P6" draw:id="id61" draw:layer="layout" svg:width="5.402cm" svg:height="3.631cm" svg:x="10.233cm" svg:y="1.104cm">
          <text:p text:style-name="P6">tagEnd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7.135cm" svg:y1="3.803cm" svg:x2="10.233cm" svg:y2="2.919cm" draw:start-shape="id60" draw:start-glue-point="7" draw:end-shape="id61">
          <text:p text:style-name="P3"/>
        </draw:connector>
        <draw:custom-shape draw:style-name="condition" draw:text-style-name="P7" draw:id="id62" draw:layer="layout" svg:width="4.296cm" svg:height="2.124cm" svg:x="10.839cm" svg:y="2.311cm">
          <text:p text:style-name="P7">isAnyChar ?</text:p>
          <text:p text:style-name="P7">createTag</text:p>
          <text:p text:style-name="P7">pushBackChar</text:p>
          <text:p text:style-name="P7">quickParseSpecial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135cm" svg:y1="3.372cm" svg:x2="16.881cm" svg:y2="4.28cm" draw:start-shape="id62" draw:start-glue-point="7" draw:end-shape="id63" draw:end-glue-point="5">
          <text:p text:style-name="P3"/>
        </draw:connector>
        <draw:custom-shape draw:style-name="state" draw:text-style-name="P6" draw:id="id65" draw:layer="layout" svg:width="6.436cm" svg:height="6.9cm" svg:x="1.299cm" svg:y="11.735cm">
          <text:p text:style-name="P6">searchAttribu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0.659cm 2.815cm" svg:x1="2.178cm" svg:y1="4.966cm" svg:x2="4.516cm" svg:y2="11.735cm" draw:start-shape="id64" draw:start-glue-point="5" draw:end-shape="id65" draw:end-glue-point="4">
          <text:p text:style-name="P3"/>
        </draw:connector>
        <draw:connector draw:style-name="gr3" draw:text-style-name="P4" draw:layer="layout" draw:type="curve" svg:x1="7.135cm" svg:y1="7.994cm" svg:x2="7.635cm" svg:y2="5.59cm" draw:start-shape="id66" draw:start-glue-point="7" draw:end-shape="id59" draw:end-glue-point="7">
          <text:p text:style-name="P3"/>
        </draw:connector>
        <draw:custom-shape draw:style-name="condition" draw:text-style-name="P7" draw:id="id67" draw:layer="layout" svg:width="5.621cm" svg:height="0.737cm" svg:x="1.724cm" svg:y="12.945cm">
          <text:p text:style-name="P7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724cm" svg:y1="13.313cm" svg:x2="1.299cm" svg:y2="15.184cm" draw:start-shape="id67" draw:start-glue-point="5" draw:end-shape="id65" draw:end-glue-point="5">
          <text:p text:style-name="P3"/>
        </draw:connector>
        <draw:custom-shape draw:style-name="state" draw:text-style-name="P6" draw:id="id70" draw:layer="layout" svg:width="6.436cm" svg:height="5.892cm" svg:x="21.113cm" svg:y="8.243cm">
          <text:p text:style-name="P6">attributeValu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68" draw:layer="layout" svg:width="5.656cm" svg:height="0.544cm" svg:x="1.69cm" svg:y="13.942cm">
          <text:p text:style-name="P7">equal( &gt;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346cm" svg:y1="14.213cm" svg:x2="10.233cm" svg:y2="2.919cm" draw:start-shape="id68" draw:start-glue-point="7" draw:end-shape="id61" draw:end-glue-point="5">
          <text:p text:style-name="P3"/>
        </draw:connector>
        <draw:custom-shape draw:style-name="condition" draw:text-style-name="P7" draw:id="id69" draw:layer="layout" svg:width="5.656cm" svg:height="0.888cm" svg:x="1.865cm" svg:y="14.698cm">
          <text:p text:style-name="P7">equal( = ) ?</text:p>
          <text:p text:style-name="P7">reportErr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-5.183cm" svg:x1="7.521cm" svg:y1="15.141cm" svg:x2="21.113cm" svg:y2="11.189cm" draw:start-shape="id69" draw:start-glue-point="7" draw:end-shape="id70">
          <text:p text:style-name="P3"/>
        </draw:connector>
        <draw:custom-shape draw:style-name="condition" draw:text-style-name="P7" draw:id="id71" draw:layer="layout" svg:width="5.656cm" svg:height="0.888cm" svg:x="1.873cm" svg:y="15.732cm">
          <text:p text:style-name="P7">isCharacter ?</text:p>
          <text:p text:style-name="P7">addToAttributeNam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72" draw:layer="layout" svg:width="6.436cm" svg:height="8.1cm" svg:x="10.317cm" svg:y="11.435cm">
          <text:p text:style-name="P6">startAttribu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7.529cm" svg:y1="16.175cm" svg:x2="10.317cm" svg:y2="15.485cm" draw:start-shape="id71" draw:start-glue-point="7" draw:end-shape="id72">
          <text:p text:style-name="P3"/>
        </draw:connector>
        <draw:custom-shape draw:style-name="condition" draw:text-style-name="P7" draw:id="id73" draw:layer="layout" svg:width="5.656cm" svg:height="1.473cm" svg:x="1.853cm" svg:y="16.813cm">
          <text:p text:style-name="P7">isAnyChar ?</text:p>
          <text:p text:style-name="P7">reportError</text:p>
          <text:p text:style-name="P7">addToAttributeNam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509cm" svg:y1="17.549cm" svg:x2="10.317cm" svg:y2="15.485cm" draw:start-shape="id73" draw:start-glue-point="7" draw:end-shape="id72">
          <text:p text:style-name="P3"/>
        </draw:connector>
        <draw:custom-shape draw:style-name="condition" draw:text-style-name="P7" draw:id="id83" draw:layer="layout" svg:width="4.684cm" svg:height="1.564cm" svg:x="11.051cm" svg:y="12.571cm">
          <text:p text:style-name="P7">equal( &gt; ) ?</text:p>
          <text:p text:style-name="P7">reportError</text:p>
          <text:p text:style-name="P7">createAttribu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4" draw:layer="layout" svg:width="4.976cm" svg:height="0.888cm" svg:x="10.859cm" svg:y="14.376cm">
          <text:p text:style-name="P7">equal( = ) ?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86cm" svg:x1="15.835cm" svg:y1="14.819cm" svg:x2="21.113cm" svg:y2="11.188cm" draw:start-shape="id74" draw:start-glue-point="7" draw:end-shape="id70" draw:end-glue-point="5">
          <text:p text:style-name="P3"/>
        </draw:connector>
        <draw:custom-shape draw:style-name="condition" draw:text-style-name="P7" draw:id="id77" draw:layer="layout" svg:width="5.528cm" svg:height="1.6cm" svg:x="10.735cm" svg:y="15.435cm">
          <text:p text:style-name="P7">equal( " ) ?</text:p>
          <text:p text:style-name="P7">reportError</text:p>
          <text:p text:style-name="P7">pushState( endAttributeValue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76" draw:layer="layout" svg:width="6.436cm" svg:height="2.978cm" svg:x="21.358cm" svg:y="17.157cm">
          <text:p text:style-name="P6">endAttributeValu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75" draw:layer="layout" svg:width="6.71cm" svg:height="1.219cm" svg:x="20.815cm" svg:y="14.831cm">
          <text:p text:style-name="P6">startQuotedStri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24.17cm" svg:y1="16.05cm" svg:x2="24.575cm" svg:y2="17.157cm" draw:start-shape="id75" draw:start-glue-point="2" draw:end-shape="id76" draw:end-glue-point="4">
          <text:p text:style-name="P3"/>
        </draw:connector>
        <draw:connector draw:style-name="gr3" draw:text-style-name="P4" draw:layer="layout" draw:type="curve" svg:x1="16.263cm" svg:y1="16.234cm" svg:x2="20.815cm" svg:y2="15.44cm" draw:start-shape="id77" draw:start-glue-point="7" draw:end-shape="id75" draw:end-glue-point="3">
          <text:p text:style-name="P3"/>
        </draw:connector>
        <draw:custom-shape draw:style-name="state" draw:text-style-name="P6" draw:id="id80" draw:layer="layout" svg:width="6.107cm" svg:height="5.5cm" svg:x="10.628cm" svg:y="5.235cm">
          <text:p text:style-name="P6">wspAfterAttrNam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78" draw:layer="layout" svg:width="5.232cm" svg:height="1.319cm" svg:x="11.003cm" svg:y="18.042cm">
          <text:p text:style-name="P7">isAnyChar ?</text:p>
          <text:p text:style-name="P7">addToAttributeNam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003cm" svg:y1="18.701cm" svg:x2="10.317cm" svg:y2="15.485cm" draw:start-shape="id78" draw:start-glue-point="5" draw:end-shape="id72">
          <text:p text:style-name="P3"/>
        </draw:connector>
        <draw:custom-shape draw:style-name="condition" draw:text-style-name="P7" draw:id="id79" draw:layer="layout" svg:width="5.091cm" svg:height="0.737cm" svg:x="11.035cm" svg:y="17.193cm">
          <text:p text:style-name="P7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.909cm" svg:x1="16.126cm" svg:y1="17.561cm" svg:x2="16.735cm" svg:y2="7.984cm" draw:start-shape="id79" draw:start-glue-point="7" draw:end-shape="id80" draw:end-glue-point="7">
          <text:p text:style-name="P3"/>
        </draw:connector>
        <draw:custom-shape draw:style-name="condition" draw:text-style-name="P7" draw:id="id81" draw:layer="layout" svg:width="4.704cm" svg:height="0.737cm" svg:x="11.331cm" svg:y="6.249cm">
          <text:p text:style-name="P7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331cm" svg:y1="6.617cm" svg:x2="10.628cm" svg:y2="7.984cm" draw:start-shape="id81" draw:start-glue-point="5" draw:end-shape="id80" draw:end-glue-point="5">
          <text:p text:style-name="P3"/>
        </draw:connector>
        <draw:custom-shape draw:style-name="condition" draw:text-style-name="P7" draw:id="id82" draw:layer="layout" svg:width="4.976cm" svg:height="1.096cm" svg:x="11.17cm" svg:y="7.1cm">
          <text:p text:style-name="P7">equal( &gt; ) ?</text:p>
          <text:p text:style-name="P7">reportError</text:p>
          <text:p text:style-name="P7">createAttribute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17cm" svg:y1="7.647cm" svg:x2="10.233cm" svg:y2="2.919cm" draw:start-shape="id82" draw:start-glue-point="5" draw:end-shape="id61" draw:end-glue-point="5">
          <text:p text:style-name="P3"/>
        </draw:connector>
        <draw:connector draw:style-name="gr3" draw:text-style-name="P4" draw:layer="layout" draw:type="curve" draw:line-skew="0.007cm" svg:x1="11.051cm" svg:y1="13.352cm" svg:x2="10.233cm" svg:y2="2.919cm" draw:start-shape="id83" draw:start-glue-point="5" draw:end-shape="id61">
          <text:p text:style-name="P3"/>
        </draw:connector>
        <draw:custom-shape draw:style-name="condition" draw:text-style-name="P7" draw:id="id84" draw:layer="layout" svg:width="5.065cm" svg:height="0.596cm" svg:x="11.17cm" svg:y="8.339cm">
          <text:p text:style-name="P7">equal( =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235cm" svg:y1="8.636cm" svg:x2="21.113cm" svg:y2="11.189cm" draw:start-shape="id84" draw:start-glue-point="7" draw:end-shape="id70">
          <text:p text:style-name="P3"/>
        </draw:connector>
        <draw:custom-shape draw:style-name="condition" draw:text-style-name="P7" draw:id="id85" draw:layer="layout" svg:width="5.656cm" svg:height="1.473cm" svg:x="21.925cm" svg:y="18.273cm">
          <text:p text:style-name="P7">isAnyChar ?</text:p>
          <text:p text:style-name="P7">createAttribute</text:p>
          <text:p text:style-name="P7">pushBackCh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6.698cm 0.614cm" svg:x1="21.925cm" svg:y1="19.009cm" svg:x2="4.516cm" svg:y2="18.635cm" draw:start-shape="id85" draw:start-glue-point="5" draw:end-shape="id65" draw:end-glue-point="6">
          <text:p text:style-name="P3"/>
        </draw:connector>
        <draw:custom-shape draw:style-name="state" draw:text-style-name="P6" draw:id="id91" draw:layer="layout" svg:width="7.708cm" svg:height="6cm" svg:x="20.135cm" svg:y="1.135cm">
          <text:p text:style-name="P6">notQuotedAttributeValu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86" draw:layer="layout" svg:width="5.358cm" svg:height="1.415cm" svg:x="11.077cm" svg:y="9.123cm">
          <text:p text:style-name="P7">isAnyChar ?</text:p>
          <text:p text:style-name="P7">createAttribute</text:p>
          <text:p text:style-name="P7">pushBackCh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077cm" svg:y1="9.83cm" svg:x2="4.516cm" svg:y2="11.735cm" draw:start-shape="id86" draw:start-glue-point="5" draw:end-shape="id65" draw:end-glue-point="4">
          <text:p text:style-name="P3"/>
        </draw:connector>
        <draw:custom-shape draw:style-name="condition" draw:text-style-name="P7" draw:id="id87" draw:layer="layout" svg:width="5.528cm" svg:height="1.096cm" svg:x="21.473cm" svg:y="11.339cm">
          <text:p text:style-name="P7">equal( " ) ?</text:p>
          <text:p text:style-name="P7">pushState( endAttributeValue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73cm" svg:y1="11.886cm" svg:x2="20.815cm" svg:y2="15.44cm" draw:start-shape="id87" draw:start-glue-point="5" draw:end-shape="id75" draw:end-glue-point="3">
          <text:p text:style-name="P3"/>
        </draw:connector>
        <draw:custom-shape draw:style-name="condition" draw:text-style-name="P7" draw:id="id88" draw:layer="layout" svg:width="5.5cm" svg:height="0.737cm" svg:x="21.499cm" svg:y="10.519cm">
          <text:p text:style-name="P7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99cm" svg:y1="10.887cm" svg:x2="21.113cm" svg:y2="11.188cm" draw:start-shape="id88" draw:start-glue-point="5" draw:end-shape="id70" draw:end-glue-point="5">
          <text:p text:style-name="P3"/>
        </draw:connector>
        <draw:custom-shape draw:style-name="condition" draw:text-style-name="P7" draw:id="id89" draw:layer="layout" svg:width="4.976cm" svg:height="1.096cm" svg:x="21.653cm" svg:y="9.251cm">
          <text:p text:style-name="P7">equal( &gt; ) ?</text:p>
          <text:p text:style-name="P7">reportError</text:p>
          <text:p text:style-name="P7">createAttribute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7cm" svg:x1="21.653cm" svg:y1="9.798cm" svg:x2="15.635cm" svg:y2="2.919cm" draw:start-shape="id89" draw:start-glue-point="5" draw:end-shape="id61" draw:end-glue-point="7">
          <text:p text:style-name="P3"/>
        </draw:connector>
        <draw:custom-shape draw:style-name="condition" draw:text-style-name="P7" draw:id="id90" draw:layer="layout" svg:width="5.232cm" svg:height="1.319cm" svg:x="21.602cm" svg:y="12.61cm">
          <text:p text:style-name="P7">isAnyChar ?</text:p>
          <text:p text:style-name="P7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34cm" svg:x1="26.834cm" svg:y1="13.269cm" svg:x2="27.843cm" svg:y2="4.134cm" draw:start-shape="id90" draw:start-glue-point="7" draw:end-shape="id91" draw:end-glue-point="7">
          <text:p text:style-name="P3"/>
        </draw:connector>
        <draw:custom-shape draw:style-name="condition" draw:text-style-name="P7" draw:id="id92" draw:layer="layout" svg:width="4.976cm" svg:height="0.985cm" svg:x="21.629cm" svg:y="2.235cm">
          <text:p text:style-name="P7">equal( &gt; ) ?</text:p>
          <text:p text:style-name="P7">createAttribute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629cm" svg:y1="2.727cm" svg:x2="15.635cm" svg:y2="2.919cm" draw:start-shape="id92" draw:start-glue-point="5" draw:end-shape="id61" draw:end-glue-point="7">
          <text:p text:style-name="P3"/>
        </draw:connector>
        <draw:custom-shape draw:style-name="condition" draw:text-style-name="P7" draw:id="id93" draw:layer="layout" svg:width="5.5cm" svg:height="0.737cm" svg:x="21.135cm" svg:y="3.384cm">
          <text:p text:style-name="P7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635cm" svg:y1="3.752cm" svg:x2="27.794cm" svg:y2="18.645cm" draw:start-shape="id93" draw:start-glue-point="7" draw:end-shape="id76" draw:end-glue-point="7">
          <text:p text:style-name="P3"/>
        </draw:connector>
        <draw:custom-shape draw:style-name="condition" draw:text-style-name="P7" draw:id="id94" draw:layer="layout" svg:width="5.528cm" svg:height="1.399cm" svg:x="21.178cm" svg:y="4.236cm">
          <text:p text:style-name="P7">equal( " ) ?</text:p>
          <text:p text:style-name="P7">addCharToBuffer</text:p>
          <text:p text:style-name="P7">reportErr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178cm" svg:y1="4.935cm" svg:x2="20.135cm" svg:y2="4.135cm" draw:start-shape="id94" draw:start-glue-point="5" draw:end-shape="id91">
          <text:p text:style-name="P3"/>
        </draw:connector>
        <draw:custom-shape draw:style-name="condition" draw:text-style-name="P7" draw:id="id95" draw:layer="layout" svg:width="4.949cm" svg:height="1.179cm" svg:x="21.504cm" svg:y="5.739cm">
          <text:p text:style-name="P7">isAnyChar ?</text:p>
          <text:p text:style-name="P7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504cm" svg:y1="6.328cm" svg:x2="20.135cm" svg:y2="4.135cm" draw:start-shape="id95" draw:start-glue-point="5" draw:end-shape="id9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30T18:46:23</meta:creation-date>
    <dc:date>2006-08-30T23:29:44</dc:date>
    <dc:language>de-DE</dc:language>
    <meta:editing-cycles>27</meta:editing-cycles>
    <meta:editing-duration>PT4H43M22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